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96pt" officeooo:rsid="000ea87f" officeooo:paragraph-rsid="000ea87f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T1" style:family="text">
      <style:text-properties officeooo:rsid="00169ad2"/>
    </style:style>
    <style:style style:name="T2" style:family="text">
      <style:text-properties officeooo:rsid="0016cfc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3" text:anchor-type="char" svg:width="20.736cm" svg:height="29.7cm" draw:z-index="0"><draw:image xlink:href="Pictures/10000000000009B000000DB43F9F59C62B0D636C.jpg" xlink:type="simple" xlink:show="embed" xlink:actuate="onLoad" draw:mime-type="image/jpeg"/></draw:frame></text:p>
      <text:p text:style-name="Standard"/>
      <text:p text:style-name="Standard"><draw:frame draw:style-name="fr1" draw:name="Immagine1" text:anchor-type="char" svg:y="0.139cm" svg:width="9.239cm" svg:height="7.001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im Manuale</text:p>
      <text:p text:style-name="P3">da Battaglia</text:p>
      <text:p text:style-name="P1"/>
      <text:p text:style-name="P4">Ver 0.<text:span text:style-name="T2">3</text:span>.<draw:frame draw:style-name="fr1" draw:name="Immagine2" text:anchor-type="char" svg:y="2.3cm" svg:width="3.752cm" svg:height="3.752cm" draw:z-index="2"><draw:image xlink:href="Pictures/100000010000010000000100700611BB49F616E1.png" xlink:type="simple" xlink:show="embed" xlink:actuate="onLoad" draw:mime-type="image/png"/></draw:frame><text:span text:style-name="T2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1-12T15:59:05.166461955</dc:date>
    <meta:editing-duration>PT23M57S</meta:editing-duration>
    <meta:editing-cycles>7</meta:editing-cycles>
    <meta:generator>LibreOffice/7.2.5.1$Linux_X86_64 LibreOffice_project/20$Build-1</meta:generator>
    <meta:document-statistic meta:table-count="0" meta:image-count="3" meta:object-count="0" meta:page-count="1" meta:paragraph-count="3" meta:word-count="6" meta:character-count="32" meta:non-whitespace-character-count="29"/>
  </office:meta>
</office:document-meta>
</file>